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Standard">
      <style:text-properties fo:font-size="18pt" officeooo:rsid="000774a1" officeooo:paragraph-rsid="000774a1" style:font-size-asian="18pt" style:font-size-complex="18pt"/>
    </style:style>
    <style:style style:name="P2" style:family="paragraph" style:parent-style-name="Standard">
      <style:text-properties fo:font-size="18pt" officeooo:rsid="000774a1" officeooo:paragraph-rsid="0085c63c" style:font-size-asian="18pt" style:font-size-complex="18pt"/>
    </style:style>
    <style:style style:name="P3" style:family="paragraph" style:parent-style-name="Standard">
      <style:text-properties fo:font-size="18pt" officeooo:rsid="000bed14" officeooo:paragraph-rsid="000bed14" style:font-size-asian="18pt" style:font-size-complex="18pt"/>
    </style:style>
    <style:style style:name="P4" style:family="paragraph" style:parent-style-name="Standard">
      <style:text-properties fo:font-size="18pt" officeooo:rsid="000d3ce9" officeooo:paragraph-rsid="000d3ce9" style:font-size-asian="18pt" style:font-size-complex="18pt"/>
    </style:style>
    <style:style style:name="P5" style:family="paragraph" style:parent-style-name="Standard">
      <style:text-properties fo:font-size="18pt" officeooo:rsid="000ee0ee" officeooo:paragraph-rsid="000ee0ee" style:font-size-asian="18pt" style:font-size-complex="18pt"/>
    </style:style>
    <style:style style:name="P6" style:family="paragraph" style:parent-style-name="Standard">
      <style:text-properties fo:font-size="18pt" officeooo:rsid="001b3eaa" officeooo:paragraph-rsid="001b3eaa" style:font-size-asian="18pt" style:font-size-complex="18pt"/>
    </style:style>
    <style:style style:name="P7" style:family="paragraph" style:parent-style-name="Standard">
      <style:text-properties fo:font-size="18pt" officeooo:rsid="001be427" officeooo:paragraph-rsid="001be427" style:font-size-asian="18pt" style:font-size-complex="18pt"/>
    </style:style>
    <style:style style:name="P8" style:family="paragraph" style:parent-style-name="Standard">
      <style:text-properties fo:font-size="18pt" officeooo:rsid="001dda6a" officeooo:paragraph-rsid="001dda6a" style:font-size-asian="18pt" style:font-size-complex="18pt"/>
    </style:style>
    <style:style style:name="P9" style:family="paragraph" style:parent-style-name="Standard">
      <style:text-properties fo:font-size="18pt" officeooo:rsid="001f07ad" officeooo:paragraph-rsid="001f07ad" style:font-size-asian="18pt" style:font-size-complex="18pt"/>
    </style:style>
    <style:style style:name="P10" style:family="paragraph" style:parent-style-name="Standard">
      <style:text-properties fo:font-size="18pt" officeooo:rsid="002182bb" officeooo:paragraph-rsid="002182bb" style:font-size-asian="18pt" style:font-size-complex="18pt"/>
    </style:style>
    <style:style style:name="P11" style:family="paragraph" style:parent-style-name="Standard">
      <style:text-properties fo:font-size="18pt" officeooo:rsid="002365af" officeooo:paragraph-rsid="002365af" style:font-size-asian="18pt" style:font-size-complex="18pt"/>
    </style:style>
    <style:style style:name="P12" style:family="paragraph" style:parent-style-name="Standard">
      <style:text-properties fo:font-size="18pt" officeooo:rsid="002396b2" officeooo:paragraph-rsid="002396b2" style:font-size-asian="18pt" style:font-size-complex="18pt"/>
    </style:style>
    <style:style style:name="P13" style:family="paragraph" style:parent-style-name="Standard">
      <style:text-properties fo:font-size="18pt" officeooo:paragraph-rsid="002182bb" style:font-size-asian="18pt" style:font-size-complex="18pt"/>
    </style:style>
    <style:style style:name="P14" style:family="paragraph" style:parent-style-name="Text_20_body">
      <style:text-properties fo:font-size="18pt" officeooo:paragraph-rsid="002182bb" style:font-size-asian="18pt" style:font-size-complex="18pt"/>
    </style:style>
    <style:style style:name="P15" style:family="paragraph" style:parent-style-name="Standard">
      <style:text-properties fo:font-size="18pt" officeooo:rsid="0026704a" officeooo:paragraph-rsid="0026704a" style:font-size-asian="18pt" style:font-size-complex="18pt"/>
    </style:style>
    <style:style style:name="P16" style:family="paragraph" style:parent-style-name="Standard">
      <style:text-properties fo:font-size="18pt" officeooo:rsid="00276707" officeooo:paragraph-rsid="00276707" style:font-size-asian="18pt" style:font-size-complex="18pt"/>
    </style:style>
    <style:style style:name="P17" style:family="paragraph" style:parent-style-name="Standard">
      <style:text-properties fo:font-size="18pt" officeooo:rsid="0028961b" officeooo:paragraph-rsid="0028961b" style:font-size-asian="18pt" style:font-size-complex="18pt"/>
    </style:style>
    <style:style style:name="P18" style:family="paragraph" style:parent-style-name="Text_20_body">
      <style:text-properties fo:font-size="18pt" style:font-size-asian="18pt" style:font-size-complex="18pt"/>
    </style:style>
    <style:style style:name="P19" style:family="paragraph" style:parent-style-name="Standard">
      <style:text-properties fo:font-size="18pt" style:text-underline-style="solid" style:text-underline-width="auto" style:text-underline-color="font-color" fo:font-weight="bold" officeooo:rsid="002d029b" officeooo:paragraph-rsid="002d029b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18pt" style:text-underline-style="solid" style:text-underline-width="auto" style:text-underline-color="font-color" fo:font-weight="bold" officeooo:rsid="004f5652" officeooo:paragraph-rsid="004f5652" style:font-size-asian="18pt" style:font-weight-asian="bold" style:font-size-complex="18pt" style:font-weight-complex="bold"/>
    </style:style>
    <style:style style:name="P21" style:family="paragraph" style:parent-style-name="Standard">
      <style:text-properties fo:font-size="18pt" style:text-underline-style="solid" style:text-underline-width="auto" style:text-underline-color="font-color" fo:font-weight="bold" officeooo:rsid="005d7145" officeooo:paragraph-rsid="005d7145" style:font-size-asian="18pt" style:font-weight-asian="bold" style:font-size-complex="18pt" style:font-weight-complex="bold"/>
    </style:style>
    <style:style style:name="P22" style:family="paragraph" style:parent-style-name="Standard">
      <style:text-properties fo:font-size="18pt" style:text-underline-style="solid" style:text-underline-width="auto" style:text-underline-color="font-color" fo:font-weight="bold" officeooo:rsid="0061145e" officeooo:paragraph-rsid="0061145e" style:font-size-asian="18pt" style:font-weight-asian="bold" style:font-size-complex="18pt" style:font-weight-complex="bold"/>
    </style:style>
    <style:style style:name="P23" style:family="paragraph" style:parent-style-name="Standard">
      <style:text-properties fo:font-size="18pt" style:text-underline-style="solid" style:text-underline-width="auto" style:text-underline-color="font-color" fo:font-weight="bold" officeooo:rsid="00726439" officeooo:paragraph-rsid="00726439" style:font-size-asian="18pt" style:font-weight-asian="bold" style:font-size-complex="18pt" style:font-weight-complex="bold"/>
    </style:style>
    <style:style style:name="P24" style:family="paragraph" style:parent-style-name="Standard">
      <style:text-properties fo:font-size="18pt" style:text-underline-style="solid" style:text-underline-width="auto" style:text-underline-color="font-color" fo:font-weight="bold" officeooo:rsid="007e69be" officeooo:paragraph-rsid="007f3ff5" style:font-size-asian="18pt" style:font-weight-asian="bold" style:font-size-complex="18pt" style:font-weight-complex="bold"/>
    </style:style>
    <style:style style:name="P25" style:family="paragraph" style:parent-style-name="Standard">
      <style:text-properties fo:font-size="18pt" style:text-underline-style="none" fo:font-weight="normal" officeooo:rsid="002d029b" officeooo:paragraph-rsid="002d029b" style:font-size-asian="18pt" style:font-weight-asian="normal" style:font-size-complex="18pt" style:font-weight-complex="normal"/>
    </style:style>
    <style:style style:name="P26" style:family="paragraph" style:parent-style-name="Text_20_body">
      <style:text-properties fo:font-size="18pt" style:text-underline-style="none" fo:font-weight="normal" officeooo:rsid="002d029b" officeooo:paragraph-rsid="002d029b" style:font-size-asian="18pt" style:font-weight-asian="normal" style:font-size-complex="18pt" style:font-weight-complex="normal"/>
    </style:style>
    <style:style style:name="P27" style:family="paragraph" style:parent-style-name="Standard">
      <style:text-properties fo:font-size="18pt" style:text-underline-style="none" fo:font-weight="normal" officeooo:rsid="0030e10d" officeooo:paragraph-rsid="0030e10d" style:font-size-asian="18pt" style:font-weight-asian="normal" style:font-size-complex="18pt" style:font-weight-complex="normal"/>
    </style:style>
    <style:style style:name="P28" style:family="paragraph" style:parent-style-name="Standard">
      <style:text-properties fo:font-size="18pt" style:text-underline-style="none" fo:font-weight="normal" officeooo:rsid="00322c88" officeooo:paragraph-rsid="00322c88" style:font-size-asian="18pt" style:font-weight-asian="normal" style:font-size-complex="18pt" style:font-weight-complex="normal"/>
    </style:style>
    <style:style style:name="P29" style:family="paragraph" style:parent-style-name="Standard">
      <style:text-properties fo:font-size="18pt" style:text-underline-style="none" fo:font-weight="normal" officeooo:rsid="003248f9" officeooo:paragraph-rsid="003248f9" style:font-size-asian="18pt" style:font-weight-asian="normal" style:font-size-complex="18pt" style:font-weight-complex="normal"/>
    </style:style>
    <style:style style:name="P30" style:family="paragraph" style:parent-style-name="Standard">
      <style:text-properties fo:font-size="18pt" style:text-underline-style="none" fo:font-weight="normal" officeooo:rsid="0033a322" officeooo:paragraph-rsid="0033a322" style:font-size-asian="18pt" style:font-weight-asian="normal" style:font-size-complex="18pt" style:font-weight-complex="normal"/>
    </style:style>
    <style:style style:name="P31" style:family="paragraph" style:parent-style-name="Standard">
      <style:text-properties fo:font-size="18pt" style:text-underline-style="none" fo:font-weight="normal" officeooo:rsid="00354622" officeooo:paragraph-rsid="00354622" style:font-size-asian="18pt" style:font-weight-asian="normal" style:font-size-complex="18pt" style:font-weight-complex="normal"/>
    </style:style>
    <style:style style:name="P32" style:family="paragraph" style:parent-style-name="Standard">
      <style:text-properties fo:font-size="18pt" style:text-underline-style="none" fo:font-weight="normal" officeooo:rsid="00365eb6" officeooo:paragraph-rsid="00365eb6" style:font-size-asian="18pt" style:font-weight-asian="normal" style:font-size-complex="18pt" style:font-weight-complex="normal"/>
    </style:style>
    <style:style style:name="P33" style:family="paragraph" style:parent-style-name="Standard">
      <style:text-properties fo:font-size="18pt" style:text-underline-style="none" fo:font-weight="normal" officeooo:rsid="0036617e" officeooo:paragraph-rsid="0038771d" style:font-size-asian="18pt" style:font-weight-asian="normal" style:font-size-complex="18pt" style:font-weight-complex="normal"/>
    </style:style>
    <style:style style:name="P34" style:family="paragraph" style:parent-style-name="Standard">
      <style:text-properties fo:font-size="18pt" style:text-underline-style="none" fo:font-weight="normal" officeooo:rsid="0036617e" officeooo:paragraph-rsid="003a7b2a" style:font-size-asian="18pt" style:font-weight-asian="normal" style:font-size-complex="18pt" style:font-weight-complex="normal"/>
    </style:style>
    <style:style style:name="P35" style:family="paragraph" style:parent-style-name="Standard">
      <style:text-properties fo:font-size="18pt" style:text-underline-style="none" fo:font-weight="normal" officeooo:rsid="003be29b" officeooo:paragraph-rsid="003be29b" style:font-size-asian="18pt" style:font-weight-asian="normal" style:font-size-complex="18pt" style:font-weight-complex="normal"/>
    </style:style>
    <style:style style:name="P36" style:family="paragraph" style:parent-style-name="Standard">
      <style:text-properties fo:font-size="18pt" style:text-underline-style="none" fo:font-weight="normal" officeooo:rsid="003d0fe8" officeooo:paragraph-rsid="003d0fe8" style:font-size-asian="18pt" style:font-weight-asian="normal" style:font-size-complex="18pt" style:font-weight-complex="normal"/>
    </style:style>
    <style:style style:name="P37" style:family="paragraph" style:parent-style-name="Standard">
      <style:text-properties fo:font-size="18pt" style:text-underline-style="none" fo:font-weight="normal" officeooo:rsid="003fc260" officeooo:paragraph-rsid="003fc260" style:font-size-asian="18pt" style:font-weight-asian="normal" style:font-size-complex="18pt" style:font-weight-complex="normal"/>
    </style:style>
    <style:style style:name="P38" style:family="paragraph" style:parent-style-name="Standard">
      <style:text-properties fo:font-size="18pt" style:text-underline-style="none" fo:font-weight="normal" officeooo:rsid="004023ed" officeooo:paragraph-rsid="004023ed" style:font-size-asian="18pt" style:font-weight-asian="normal" style:font-size-complex="18pt" style:font-weight-complex="normal"/>
    </style:style>
    <style:style style:name="P39" style:family="paragraph" style:parent-style-name="Standard">
      <style:text-properties fo:font-size="18pt" style:text-underline-style="none" fo:font-weight="normal" officeooo:rsid="00460694" officeooo:paragraph-rsid="00460694" style:font-size-asian="18pt" style:font-weight-asian="normal" style:font-size-complex="18pt" style:font-weight-complex="normal"/>
    </style:style>
    <style:style style:name="P40" style:family="paragraph" style:parent-style-name="Standard">
      <style:text-properties fo:font-size="18pt" style:text-underline-style="none" fo:font-weight="normal" officeooo:rsid="00485104" officeooo:paragraph-rsid="00493ac0" style:font-size-asian="18pt" style:font-weight-asian="normal" style:font-size-complex="18pt" style:font-weight-complex="normal"/>
    </style:style>
    <style:style style:name="P41" style:family="paragraph" style:parent-style-name="Standard">
      <style:text-properties fo:font-size="18pt" style:text-underline-style="none" fo:font-weight="normal" officeooo:rsid="00485104" officeooo:paragraph-rsid="0057e151" style:font-size-asian="18pt" style:font-weight-asian="normal" style:font-size-complex="18pt" style:font-weight-complex="normal"/>
    </style:style>
    <style:style style:name="P42" style:family="paragraph" style:parent-style-name="Standard">
      <style:text-properties fo:font-size="18pt" style:text-underline-style="none" fo:font-weight="normal" officeooo:rsid="004b666f" officeooo:paragraph-rsid="004b666f" style:font-size-asian="18pt" style:font-weight-asian="normal" style:font-size-complex="18pt" style:font-weight-complex="normal"/>
    </style:style>
    <style:style style:name="P43" style:family="paragraph" style:parent-style-name="Standard">
      <style:text-properties fo:font-size="18pt" style:text-underline-style="none" fo:font-weight="normal" officeooo:rsid="004d9215" officeooo:paragraph-rsid="0051c7dc" style:font-size-asian="18pt" style:font-weight-asian="normal" style:font-size-complex="18pt" style:font-weight-complex="normal"/>
    </style:style>
    <style:style style:name="P44" style:family="paragraph" style:parent-style-name="Standard">
      <style:text-properties fo:font-size="18pt" style:text-underline-style="none" fo:font-weight="normal" officeooo:rsid="004d9215" officeooo:paragraph-rsid="004d9215" style:font-size-asian="18pt" style:font-weight-asian="normal" style:font-size-complex="18pt" style:font-weight-complex="normal"/>
    </style:style>
    <style:style style:name="P45" style:family="paragraph" style:parent-style-name="Standard">
      <style:text-properties fo:font-size="18pt" style:text-underline-style="none" fo:font-weight="normal" officeooo:rsid="004f5652" officeooo:paragraph-rsid="004f5652" style:font-size-asian="18pt" style:font-weight-asian="normal" style:font-size-complex="18pt" style:font-weight-complex="normal"/>
    </style:style>
    <style:style style:name="P46" style:family="paragraph" style:parent-style-name="Standard">
      <style:text-properties fo:font-size="18pt" style:text-underline-style="none" fo:font-weight="normal" officeooo:rsid="0050856b" officeooo:paragraph-rsid="0051c7dc" style:font-size-asian="18pt" style:font-weight-asian="normal" style:font-size-complex="18pt" style:font-weight-complex="normal"/>
    </style:style>
    <style:style style:name="P47" style:family="paragraph" style:parent-style-name="Standard">
      <style:text-properties fo:font-size="18pt" style:text-underline-style="none" fo:font-weight="normal" officeooo:rsid="005dc361" officeooo:paragraph-rsid="005dc361" style:font-size-asian="18pt" style:font-weight-asian="normal" style:font-size-complex="18pt" style:font-weight-complex="normal"/>
    </style:style>
    <style:style style:name="P48" style:family="paragraph" style:parent-style-name="Standard">
      <style:text-properties fo:font-size="18pt" style:text-underline-style="none" fo:font-weight="normal" officeooo:rsid="005e818b" officeooo:paragraph-rsid="005e818b" style:font-size-asian="18pt" style:font-weight-asian="normal" style:font-size-complex="18pt" style:font-weight-complex="normal"/>
    </style:style>
    <style:style style:name="P49" style:family="paragraph" style:parent-style-name="Standard">
      <style:text-properties fo:font-size="18pt" style:text-underline-style="none" fo:font-weight="normal" officeooo:rsid="0061145e" officeooo:paragraph-rsid="0061145e" style:font-size-asian="18pt" style:font-weight-asian="normal" style:font-size-complex="18pt" style:font-weight-complex="normal"/>
    </style:style>
    <style:style style:name="P50" style:family="paragraph" style:parent-style-name="Standard">
      <style:text-properties fo:font-size="18pt" style:text-underline-style="none" fo:font-weight="normal" officeooo:rsid="0062daa0" officeooo:paragraph-rsid="0061145e" style:font-size-asian="18pt" style:font-weight-asian="normal" style:font-size-complex="18pt" style:font-weight-complex="normal"/>
    </style:style>
    <style:style style:name="P51" style:family="paragraph" style:parent-style-name="Standard">
      <style:text-properties fo:font-size="18pt" style:text-underline-style="none" fo:font-weight="normal" officeooo:rsid="00642cab" officeooo:paragraph-rsid="00642cab" style:font-size-asian="18pt" style:font-weight-asian="normal" style:font-size-complex="18pt" style:font-weight-complex="normal"/>
    </style:style>
    <style:style style:name="P52" style:family="paragraph" style:parent-style-name="Standard">
      <style:text-properties fo:font-size="18pt" style:text-underline-style="none" fo:font-weight="normal" officeooo:rsid="00657755" officeooo:paragraph-rsid="00657755" style:font-size-asian="18pt" style:font-weight-asian="normal" style:font-size-complex="18pt" style:font-weight-complex="normal"/>
    </style:style>
    <style:style style:name="P53" style:family="paragraph" style:parent-style-name="Standard">
      <style:text-properties fo:font-size="18pt" style:text-underline-style="none" fo:font-weight="normal" officeooo:rsid="0067b081" officeooo:paragraph-rsid="0067b081" style:font-size-asian="18pt" style:font-weight-asian="normal" style:font-size-complex="18pt" style:font-weight-complex="normal"/>
    </style:style>
    <style:style style:name="P54" style:family="paragraph" style:parent-style-name="Standard">
      <style:text-properties fo:font-size="18pt" style:text-underline-style="none" fo:font-weight="normal" officeooo:rsid="0072de5a" officeooo:paragraph-rsid="0072de5a" style:font-size-asian="18pt" style:font-weight-asian="normal" style:font-size-complex="18pt" style:font-weight-complex="normal"/>
    </style:style>
    <style:style style:name="P55" style:family="paragraph" style:parent-style-name="Standard">
      <style:text-properties fo:font-size="18pt" style:text-underline-style="none" fo:font-weight="normal" officeooo:rsid="00734e13" officeooo:paragraph-rsid="00734e13" style:font-size-asian="18pt" style:font-weight-asian="normal" style:font-size-complex="18pt" style:font-weight-complex="normal"/>
    </style:style>
    <style:style style:name="P56" style:family="paragraph" style:parent-style-name="Standard">
      <style:text-properties fo:font-size="18pt" style:text-underline-style="none" fo:font-weight="normal" officeooo:rsid="00742a30" officeooo:paragraph-rsid="00742a30" style:font-size-asian="18pt" style:font-weight-asian="normal" style:font-size-complex="18pt" style:font-weight-complex="normal"/>
    </style:style>
    <style:style style:name="P57" style:family="paragraph" style:parent-style-name="Standard">
      <style:text-properties fo:font-size="18pt" style:text-underline-style="none" fo:font-weight="normal" officeooo:rsid="007558b9" officeooo:paragraph-rsid="007558b9" style:font-size-asian="18pt" style:font-weight-asian="normal" style:font-size-complex="18pt" style:font-weight-complex="normal"/>
    </style:style>
    <style:style style:name="P58" style:family="paragraph" style:parent-style-name="Standard">
      <style:text-properties fo:font-size="18pt" style:text-underline-style="none" fo:font-weight="normal" officeooo:rsid="0076f91d" officeooo:paragraph-rsid="0076f91d" style:font-size-asian="18pt" style:font-weight-asian="normal" style:font-size-complex="18pt" style:font-weight-complex="normal"/>
    </style:style>
    <style:style style:name="P59" style:family="paragraph" style:parent-style-name="Standard">
      <style:text-properties fo:font-size="18pt" style:text-underline-style="none" fo:font-weight="normal" officeooo:rsid="00782d9b" officeooo:paragraph-rsid="00782d9b" style:font-size-asian="18pt" style:font-weight-asian="normal" style:font-size-complex="18pt" style:font-weight-complex="normal"/>
    </style:style>
    <style:style style:name="P60" style:family="paragraph" style:parent-style-name="Standard">
      <style:text-properties fo:font-size="18pt" style:text-underline-style="none" fo:font-weight="normal" officeooo:rsid="007e69be" officeooo:paragraph-rsid="007e69be" style:font-size-asian="18pt" style:font-weight-asian="normal" style:font-size-complex="18pt" style:font-weight-complex="normal"/>
    </style:style>
    <style:style style:name="P61" style:family="paragraph" style:parent-style-name="Standard">
      <style:text-properties fo:font-size="18pt" style:text-underline-style="none" fo:font-weight="normal" officeooo:rsid="008158eb" officeooo:paragraph-rsid="008158eb" style:font-size-asian="18pt" style:font-weight-asian="normal" style:font-size-complex="18pt" style:font-weight-complex="normal"/>
    </style:style>
    <style:style style:name="P62" style:family="paragraph" style:parent-style-name="Standard">
      <style:text-properties fo:font-size="18pt" style:text-underline-style="none" fo:font-weight="normal" officeooo:rsid="00828d2a" officeooo:paragraph-rsid="00828d2a" style:font-size-asian="18pt" style:font-weight-asian="normal" style:font-size-complex="18pt" style:font-weight-complex="normal"/>
    </style:style>
    <style:style style:name="P63" style:family="paragraph" style:parent-style-name="Standard">
      <style:text-properties fo:font-size="18pt" style:text-underline-style="none" fo:font-weight="normal" officeooo:rsid="00896563" officeooo:paragraph-rsid="00896563" style:font-size-asian="18pt" style:font-weight-asian="normal" style:font-size-complex="18pt" style:font-weight-complex="normal"/>
    </style:style>
    <style:style style:name="P64" style:family="paragraph" style:parent-style-name="Standard">
      <style:text-properties fo:font-size="20pt" style:text-underline-style="solid" style:text-underline-width="auto" style:text-underline-color="font-color" fo:font-weight="bold" officeooo:rsid="0030e10d" officeooo:paragraph-rsid="0030e10d" style:font-size-asian="20pt" style:font-weight-asian="bold" style:font-size-complex="20pt" style:font-weight-complex="bold"/>
    </style:style>
    <style:style style:name="P65" style:family="paragraph" style:parent-style-name="Standard">
      <style:text-properties fo:font-size="21pt" style:text-underline-style="solid" style:text-underline-width="auto" style:text-underline-color="font-color" fo:font-weight="bold" officeooo:rsid="004023ed" officeooo:paragraph-rsid="004023ed" style:font-size-asian="21pt" style:font-weight-asian="bold" style:font-size-complex="21pt" style:font-weight-complex="bold"/>
    </style:style>
    <style:style style:name="P66" style:family="paragraph" style:parent-style-name="Text_20_body">
      <style:text-properties officeooo:paragraph-rsid="002d029b"/>
    </style:style>
    <style:style style:name="P67" style:family="paragraph" style:parent-style-name="Text_20_body">
      <style:text-properties fo:font-size="14pt" style:font-size-asian="14pt" style:font-size-complex="14pt"/>
    </style:style>
    <style:style style:name="P6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69" style:family="paragraph" style:parent-style-name="Text_20_body">
      <style:text-properties fo:font-variant="normal" fo:text-transform="none" fo:color="#000000" loext:opacity="100%" style:font-name="Times New Roman" fo:font-size="18pt" fo:letter-spacing="normal" fo:font-style="normal" style:text-underline-style="solid" style:text-underline-width="auto" style:text-underline-color="font-color" fo:font-weight="normal" officeooo:rsid="0061145e" officeooo:paragraph-rsid="0061145e" style:font-size-asian="18pt" style:font-weight-asian="bold" style:font-size-complex="18pt" style:font-weight-complex="bold"/>
    </style:style>
    <style:style style:name="P7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8pt" fo:letter-spacing="normal" fo:font-style="normal" fo:font-weight="normal" style:font-size-asian="18pt" style:font-size-complex="18pt"/>
    </style:style>
    <style:style style:name="P7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8pt" fo:letter-spacing="normal" fo:font-style="normal" fo:font-weight="normal" officeooo:rsid="006ef53b" officeooo:paragraph-rsid="006ef53b" style:font-size-asian="18pt" style:font-size-complex="18pt"/>
    </style:style>
    <style:style style:name="P7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8pt" fo:letter-spacing="normal" fo:font-style="normal" fo:font-weight="normal" officeooo:rsid="006ef53b" officeooo:paragraph-rsid="0070e68e" style:font-size-asian="18pt" style:font-size-complex="18pt"/>
    </style:style>
    <style:style style:name="P7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8pt" fo:letter-spacing="normal" fo:font-style="normal" style:text-underline-style="none" fo:font-weight="normal" officeooo:rsid="006ef53b" officeooo:paragraph-rsid="0070e68e" style:font-size-asian="18pt" style:font-weight-asian="bold" style:font-size-complex="18pt" style:font-weight-complex="bold"/>
    </style:style>
    <style:style style:name="P74" style:family="paragraph" style:parent-style-name="Text_20_body">
      <style:paragraph-properties fo:margin-left="0cm" fo:margin-right="0cm" fo:orphans="2" fo:widows="2" fo:text-indent="0cm" style:auto-text-indent="false"/>
    </style:style>
    <style:style style:name="P75" style:family="paragraph" style:parent-style-name="Text_20_body">
      <style:text-properties officeooo:paragraph-rsid="0061145e"/>
    </style:style>
    <style:style style:name="P76" style:family="paragraph" style:parent-style-name="Standard">
      <style:text-properties fo:font-size="18pt" style:text-underline-style="solid" style:text-underline-width="auto" style:text-underline-color="font-color" fo:font-weight="bold" officeooo:rsid="0085c63c" officeooo:paragraph-rsid="0085c63c" style:font-size-asian="18pt" style:font-weight-asian="bold" style:font-size-complex="18pt" style:font-weight-complex="bold"/>
    </style:style>
    <style:style style:name="P77" style:family="paragraph" style:parent-style-name="Standard">
      <style:text-properties fo:font-size="18pt" style:text-underline-style="solid" style:text-underline-width="auto" style:text-underline-color="font-color" fo:font-weight="bold" officeooo:rsid="008e2b0f" officeooo:paragraph-rsid="008e2b0f" style:font-size-asian="18pt" style:font-weight-asian="bold" style:font-size-complex="18pt" style:font-weight-complex="bold"/>
    </style:style>
    <style:style style:name="P78" style:family="paragraph" style:parent-style-name="Standard">
      <style:text-properties fo:font-size="18pt" style:text-underline-style="solid" style:text-underline-width="auto" style:text-underline-color="font-color" fo:font-weight="bold" officeooo:rsid="008cec92" officeooo:paragraph-rsid="008cec92" style:font-size-asian="18pt" style:font-weight-asian="bold" style:font-size-complex="18pt" style:font-weight-complex="bold"/>
    </style:style>
    <style:style style:name="P79" style:family="paragraph" style:parent-style-name="Standard">
      <style:text-properties fo:font-size="18pt" style:text-underline-style="solid" style:text-underline-width="auto" style:text-underline-color="font-color" fo:font-weight="bold" officeooo:rsid="00952a7b" officeooo:paragraph-rsid="00952a7b" style:font-size-asian="18pt" style:font-weight-asian="bold" style:font-size-complex="18pt" style:font-weight-complex="bold"/>
    </style:style>
    <style:style style:name="P80" style:family="paragraph" style:parent-style-name="Standard">
      <style:text-properties fo:font-size="18pt" style:text-underline-style="solid" style:text-underline-width="auto" style:text-underline-color="font-color" fo:font-weight="bold" officeooo:rsid="009936f0" officeooo:paragraph-rsid="009936f0" style:font-size-asian="18pt" style:font-weight-asian="bold" style:font-size-complex="18pt" style:font-weight-complex="bold"/>
    </style:style>
    <style:style style:name="P81" style:family="paragraph" style:parent-style-name="Standard">
      <style:text-properties fo:font-size="18pt" style:text-underline-style="none" fo:font-weight="normal" officeooo:rsid="0062daa0" officeooo:paragraph-rsid="0062daa0" style:font-size-asian="18pt" style:font-weight-asian="normal" style:font-size-complex="18pt" style:font-weight-complex="normal"/>
    </style:style>
    <style:style style:name="P82" style:family="paragraph" style:parent-style-name="Standard">
      <style:text-properties fo:font-size="18pt" style:text-underline-style="none" fo:font-weight="normal" officeooo:rsid="008c5ccc" officeooo:paragraph-rsid="008c5ccc" style:font-size-asian="18pt" style:font-weight-asian="normal" style:font-size-complex="18pt" style:font-weight-complex="normal"/>
    </style:style>
    <style:style style:name="P83" style:family="paragraph" style:parent-style-name="Standard">
      <style:text-properties fo:font-size="18pt" style:text-underline-style="none" fo:font-weight="normal" officeooo:rsid="008cec92" officeooo:paragraph-rsid="008cec92" style:font-size-asian="18pt" style:font-weight-asian="normal" style:font-size-complex="18pt" style:font-weight-complex="normal"/>
    </style:style>
    <style:style style:name="P84" style:family="paragraph" style:parent-style-name="Standard">
      <style:text-properties fo:font-size="18pt" style:text-underline-style="none" fo:font-weight="normal" officeooo:rsid="00952a7b" officeooo:paragraph-rsid="00952a7b" style:font-size-asian="18pt" style:font-weight-asian="normal" style:font-size-complex="18pt" style:font-weight-complex="normal"/>
    </style:style>
    <style:style style:name="P85" style:family="paragraph" style:parent-style-name="Standard">
      <style:text-properties fo:font-size="18pt" style:text-underline-style="none" fo:font-weight="normal" officeooo:rsid="0095c2bf" officeooo:paragraph-rsid="0095c2bf" style:font-size-asian="18pt" style:font-weight-asian="normal" style:font-size-complex="18pt" style:font-weight-complex="normal"/>
    </style:style>
    <style:style style:name="P86" style:family="paragraph" style:parent-style-name="Standard">
      <style:text-properties fo:font-size="18pt" style:text-underline-style="none" fo:font-weight="normal" officeooo:rsid="009936f0" officeooo:paragraph-rsid="009936f0" style:font-size-asian="18pt" style:font-weight-asian="normal" style:font-size-complex="18pt" style:font-weight-complex="normal"/>
    </style:style>
    <style:style style:name="P87" style:family="paragraph" style:parent-style-name="Standard">
      <style:text-properties fo:font-size="18pt" style:text-underline-style="none" fo:font-weight="normal" officeooo:rsid="00998075" officeooo:paragraph-rsid="00998075" style:font-size-asian="18pt" style:font-weight-asian="normal" style:font-size-complex="18pt" style:font-weight-complex="normal"/>
    </style:style>
    <style:style style:name="P88" style:family="paragraph" style:parent-style-name="Standard">
      <style:text-properties fo:font-size="18pt" style:text-underline-style="none" fo:font-weight="normal" officeooo:rsid="009acbdc" officeooo:paragraph-rsid="009acbdc" style:font-size-asian="18pt" style:font-weight-asian="normal" style:font-size-complex="18pt" style:font-weight-complex="normal"/>
    </style:style>
    <style:style style:name="P89" style:family="paragraph" style:parent-style-name="Standard">
      <style:text-properties fo:font-size="18pt" style:text-underline-style="none" fo:font-weight="bold" officeooo:rsid="009acbdc" officeooo:paragraph-rsid="009acbdc" style:font-size-asian="18pt" style:font-weight-asian="bold" style:font-size-complex="18pt" style:font-weight-complex="bold"/>
    </style:style>
    <style:style style:name="P90" style:family="paragraph" style:parent-style-name="Standard">
      <style:text-properties fo:font-variant="normal" fo:text-transform="none" fo:color="#000000" loext:opacity="100%" style:font-name="Times New Roman" fo:font-size="18pt" fo:letter-spacing="normal" fo:font-style="normal" style:text-underline-style="none" fo:font-weight="normal" officeooo:rsid="009acbdc" officeooo:paragraph-rsid="009acbdc" style:font-size-asian="18pt" style:font-weight-asian="normal" style:font-size-complex="18pt" style:font-weight-complex="normal"/>
    </style:style>
    <style:style style:name="P91" style:family="paragraph" style:parent-style-name="Standard">
      <style:text-properties fo:font-variant="normal" fo:text-transform="none" fo:color="#000000" loext:opacity="100%" style:font-name="Times New Roman" fo:font-size="18pt" fo:letter-spacing="normal" fo:font-style="normal" style:text-underline-style="none" fo:font-weight="normal" officeooo:rsid="009f9b22" officeooo:paragraph-rsid="009f9b22" style:font-size-asian="18pt" style:font-weight-asian="normal" style:font-size-complex="18pt" style:font-weight-complex="normal"/>
    </style:style>
    <style:style style:name="P92" style:family="paragraph" style:parent-style-name="Standard">
      <style:text-properties fo:font-variant="normal" fo:text-transform="none" fo:color="#000000" loext:opacity="100%" style:font-name="Times New Roman" fo:font-size="18pt" fo:letter-spacing="normal" fo:font-style="normal" style:text-underline-style="none" fo:font-weight="normal" officeooo:rsid="00a14e19" officeooo:paragraph-rsid="00a14e19" style:font-size-asian="18pt" style:font-weight-asian="normal" style:font-size-complex="18pt" style:font-weight-complex="normal"/>
    </style:style>
    <style:style style:name="P93" style:family="paragraph" style:parent-style-name="Standard">
      <style:text-properties fo:font-variant="normal" fo:text-transform="none" fo:color="#000000" loext:opacity="100%" style:font-name="Times New Roman" fo:font-size="18pt" fo:letter-spacing="normal" fo:font-style="normal" style:text-underline-style="none" fo:font-weight="normal" officeooo:rsid="00a2a65c" officeooo:paragraph-rsid="00a2a65c" style:font-size-asian="18pt" style:font-weight-asian="normal" style:font-size-complex="18pt" style:font-weight-complex="normal"/>
    </style:style>
    <style:style style:name="P94" style:family="paragraph" style:parent-style-name="Standard">
      <style:text-properties fo:font-variant="normal" fo:text-transform="none" fo:color="#000000" loext:opacity="100%" style:font-name="Times New Roman" fo:font-size="18pt" fo:letter-spacing="normal" fo:font-style="normal" style:text-underline-style="none" fo:font-weight="normal" officeooo:rsid="00a376e9" officeooo:paragraph-rsid="00a376e9" style:font-size-asian="18pt" style:font-weight-asian="normal" style:font-size-complex="18pt" style:font-weight-complex="normal"/>
    </style:style>
    <style:style style:name="P95" style:family="paragraph" style:parent-style-name="Standard">
      <style:text-properties fo:font-variant="normal" fo:text-transform="none" fo:color="#000000" loext:opacity="100%" style:font-name="Times New Roman" fo:font-size="18pt" fo:letter-spacing="normal" fo:font-style="normal" style:text-underline-style="none" fo:font-weight="normal" officeooo:rsid="00a52a56" officeooo:paragraph-rsid="00a52a56" style:font-size-asian="18pt" style:font-weight-asian="normal" style:font-size-complex="18pt" style:font-weight-complex="normal"/>
    </style:style>
    <style:style style:name="P96" style:family="paragraph" style:parent-style-name="Standard">
      <style:text-properties fo:font-variant="normal" fo:text-transform="none" fo:color="#000000" loext:opacity="100%" style:font-name="Times New Roman" fo:font-size="18pt" fo:letter-spacing="normal" fo:font-style="normal" style:text-underline-style="none" fo:font-weight="normal" officeooo:rsid="00a9c866" officeooo:paragraph-rsid="00a9c866" style:font-size-asian="18pt" style:font-weight-asian="normal" style:font-size-complex="18pt" style:font-weight-complex="normal"/>
    </style:style>
    <style:style style:name="P97" style:family="paragraph" style:parent-style-name="Standard">
      <style:text-properties fo:font-variant="normal" fo:text-transform="none" fo:color="#000000" loext:opacity="100%" style:font-name="Times New Roman" fo:font-size="18pt" fo:letter-spacing="normal" fo:font-style="normal" style:text-underline-style="solid" style:text-underline-width="auto" style:text-underline-color="font-color" fo:font-weight="bold" officeooo:rsid="009acbdc" officeooo:paragraph-rsid="009acbdc" style:font-size-asian="18pt" style:font-weight-asian="bold" style:font-size-complex="18pt" style:font-weight-complex="bold"/>
    </style:style>
    <style:style style:name="P98" style:family="paragraph" style:parent-style-name="Text_20_body" style:list-style-name="L1">
      <style:text-properties fo:font-size="15pt" style:font-size-asian="15pt" style:font-size-complex="15pt"/>
    </style:style>
    <style:style style:name="P99" style:family="paragraph" style:parent-style-name="Text_20_body" style:list-style-name="L2">
      <style:text-properties fo:font-size="15pt" style:font-size-asian="15pt" style:font-size-complex="15pt"/>
    </style:style>
    <style:style style:name="P100" style:family="paragraph" style:parent-style-name="Text_20_body" style:list-style-name="L3"/>
    <style:style style:name="P101" style:family="paragraph" style:parent-style-name="Text_20_body">
      <style:text-properties fo:font-size="18pt" style:font-size-asian="18pt" style:font-size-complex="18pt"/>
    </style:style>
    <style:style style:name="P102" style:family="paragraph" style:parent-style-name="Text_20_body">
      <style:text-properties fo:font-size="18pt" officeooo:rsid="00697dc3" officeooo:paragraph-rsid="00697dc3" style:font-size-asian="18pt" style:font-size-complex="18pt"/>
    </style:style>
    <style:style style:name="P103" style:family="paragraph" style:parent-style-name="Text_20_body">
      <style:text-properties fo:font-size="18pt" style:text-underline-style="solid" style:text-underline-width="auto" style:text-underline-color="font-color" fo:font-weight="bold" officeooo:rsid="0069deb5" officeooo:paragraph-rsid="0069deb5" style:font-size-asian="18pt" style:font-weight-asian="bold" style:font-size-complex="18pt" style:font-weight-complex="bold"/>
    </style:style>
    <style:style style:name="P104" style:family="paragraph" style:parent-style-name="Text_20_body" style:list-style-name="L8">
      <style:text-properties fo:font-size="18pt" style:text-underline-style="none" fo:font-weight="normal" officeooo:rsid="0067b081" officeooo:paragraph-rsid="0067b081" style:font-size-asian="18pt" style:font-weight-asian="normal" style:font-size-complex="18pt" style:font-weight-complex="normal"/>
    </style:style>
    <style:style style:name="P105" style:family="paragraph" style:parent-style-name="Text_20_body" style:list-style-name="L8"/>
    <style:style style:name="T1" style:family="text">
      <style:text-properties officeooo:rsid="0009481b"/>
    </style:style>
    <style:style style:name="T2" style:family="text">
      <style:text-properties officeooo:rsid="000a4830"/>
    </style:style>
    <style:style style:name="T3" style:family="text">
      <style:text-properties officeooo:rsid="001be427"/>
    </style:style>
    <style:style style:name="T4" style:family="text">
      <style:text-properties officeooo:rsid="001d5df1"/>
    </style:style>
    <style:style style:name="T5" style:family="text">
      <style:text-properties officeooo:rsid="002182bb"/>
    </style:style>
    <style:style style:name="T6" style:family="text">
      <style:text-properties officeooo:rsid="002365af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officeooo:rsid="0067b081" style:font-size-asian="18pt" style:font-size-complex="18pt"/>
    </style:style>
    <style:style style:name="T9" style:family="text">
      <style:text-properties fo:font-size="18pt" officeooo:rsid="006a785a" style:font-size-asian="18pt" style:font-size-complex="18pt"/>
    </style:style>
    <style:style style:name="T10" style:family="text">
      <style:text-properties fo:font-size="18pt" officeooo:rsid="006ba9b5" style:font-size-asian="18pt" style:font-size-complex="18pt"/>
    </style:style>
    <style:style style:name="T11" style:family="text">
      <style:text-properties fo:font-size="18pt" officeooo:rsid="006d4e60" style:font-size-asian="18pt" style:font-size-complex="18pt"/>
    </style:style>
    <style:style style:name="T12" style:family="text">
      <style:text-properties fo:font-size="18pt" style:text-underline-style="none" fo:font-weight="normal" officeooo:rsid="002d029b" style:font-size-asian="18pt" style:font-weight-asian="normal" style:font-size-complex="18pt" style:font-weight-complex="normal"/>
    </style:style>
    <style:style style:name="T13" style:family="text">
      <style:text-properties officeooo:rsid="00265dbc"/>
    </style:style>
    <style:style style:name="T14" style:family="text">
      <style:text-properties officeooo:rsid="002832a8"/>
    </style:style>
    <style:style style:name="T15" style:family="text">
      <style:text-properties officeooo:rsid="0029f474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officeooo:rsid="0037062f"/>
    </style:style>
    <style:style style:name="T19" style:family="text">
      <style:text-properties officeooo:rsid="0038771d"/>
    </style:style>
    <style:style style:name="T20" style:family="text">
      <style:text-properties officeooo:rsid="003a4b33"/>
    </style:style>
    <style:style style:name="T21" style:family="text">
      <style:text-properties officeooo:rsid="003a7b2a"/>
    </style:style>
    <style:style style:name="T22" style:family="text">
      <style:text-properties officeooo:rsid="003cce10"/>
    </style:style>
    <style:style style:name="T23" style:family="text">
      <style:text-properties officeooo:rsid="003e5087"/>
    </style:style>
    <style:style style:name="T24" style:family="text">
      <style:text-properties officeooo:rsid="0041a2bd"/>
    </style:style>
    <style:style style:name="T25" style:family="text">
      <style:text-properties officeooo:rsid="0043964a"/>
    </style:style>
    <style:style style:name="T26" style:family="text">
      <style:text-properties officeooo:rsid="004704b4"/>
    </style:style>
    <style:style style:name="T27" style:family="text">
      <style:text-properties officeooo:rsid="00493ac0"/>
    </style:style>
    <style:style style:name="T28" style:family="text">
      <style:text-properties officeooo:rsid="0049ce00"/>
    </style:style>
    <style:style style:name="T29" style:family="text">
      <style:text-properties officeooo:rsid="004d46a7"/>
    </style:style>
    <style:style style:name="T30" style:family="text">
      <style:text-properties officeooo:rsid="0050856b"/>
    </style:style>
    <style:style style:name="T31" style:family="text">
      <style:text-properties officeooo:rsid="00534978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57844a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38771d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bold" officeooo:rsid="004704b4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4b666f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fo:font-weight="bold" officeooo:rsid="00493ac0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bold" officeooo:rsid="0057e151" style:font-weight-asian="bold" style:font-weight-complex="bold"/>
    </style:style>
    <style:style style:name="T40" style:family="text">
      <style:text-properties officeooo:rsid="0057e151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style:text-underline-style="none" fo:font-weight="normal" officeooo:rsid="0062daa0" style:font-weight-asian="normal" style:font-weight-complex="normal"/>
    </style:style>
    <style:style style:name="T43" style:family="text">
      <style:text-properties officeooo:rsid="00742a30"/>
    </style:style>
    <style:style style:name="T44" style:family="text">
      <style:text-properties officeooo:rsid="007558b9"/>
    </style:style>
    <style:style style:name="T45" style:family="text">
      <style:text-properties officeooo:rsid="0078dbba"/>
    </style:style>
    <style:style style:name="T46" style:family="text">
      <style:text-properties officeooo:rsid="007903fe"/>
    </style:style>
    <style:style style:name="T47" style:family="text">
      <style:text-properties officeooo:rsid="007c8ee2"/>
    </style:style>
    <style:style style:name="T48" style:family="text">
      <style:text-properties fo:font-variant="normal" fo:text-transform="none" fo:color="#000000" loext:opacity="100%" style:font-name="Times New Roman" fo:font-size="18pt" fo:letter-spacing="normal" fo:font-style="normal" style:text-underline-style="none" fo:font-weight="normal" officeooo:rsid="0061145e" style:font-size-asian="18pt" style:font-weight-asian="bold" style:font-size-complex="18pt" style:font-weight-complex="bold"/>
    </style:style>
    <style:style style:name="T49" style:family="text">
      <style:text-properties fo:font-variant="normal" fo:text-transform="none" fo:color="#000000" loext:opacity="100%" style:font-name="Times New Roman" fo:font-size="18pt" fo:letter-spacing="normal" fo:font-style="normal" fo:font-weight="normal" style:font-size-asian="18pt" style:font-size-complex="18pt"/>
    </style:style>
    <style:style style:name="T50" style:family="text">
      <style:text-properties officeooo:rsid="008cec92"/>
    </style:style>
    <style:style style:name="T51" style:family="text">
      <style:text-properties officeooo:rsid="0095c102"/>
    </style:style>
    <style:style style:name="T52" style:family="text">
      <style:text-properties officeooo:rsid="0097829b"/>
    </style:style>
    <style:style style:name="T53" style:family="text">
      <style:text-properties officeooo:rsid="0097e55f"/>
    </style:style>
    <style:style style:name="T54" style:family="text">
      <style:text-properties officeooo:rsid="009bc399"/>
    </style:style>
    <style:style style:name="T55" style:family="text">
      <style:text-properties officeooo:rsid="009c4db0"/>
    </style:style>
    <style:style style:name="T56" style:family="text">
      <style:text-properties officeooo:rsid="009d29b6"/>
    </style:style>
    <style:style style:name="T57" style:family="text">
      <style:text-properties officeooo:rsid="00a14e19"/>
    </style:style>
    <text:list-style style:name="L1">
      <text:list-level-style-bullet text:level="1" text:style-name="Bullet_20_Symbols" loext:num-list-format="%1%." style:num-suffix="." text:bullet-char="•">
        <style:list-level-properties text:space-before="3.946cm" text:min-label-width="0.499cm"/>
      </text:list-level-style-bullet>
      <text:list-level-style-number text:level="2" loext:num-list-format="%2%." style:num-suffix="." style:num-format="1">
        <style:list-level-properties text:space-before="4.445cm" text:min-label-width="0.635cm"/>
      </text:list-level-style-number>
      <text:list-level-style-number text:level="3" loext:num-list-format="%3%." style:num-suffix="." style:num-format="1">
        <style:list-level-properties text:space-before="5.08cm" text:min-label-width="0.635cm"/>
      </text:list-level-style-number>
      <text:list-level-style-number text:level="4" loext:num-list-format="%4%." style:num-suffix="." style:num-format="1">
        <style:list-level-properties text:space-before="5.715cm" text:min-label-width="0.635cm"/>
      </text:list-level-style-number>
      <text:list-level-style-number text:level="5" loext:num-list-format="%5%." style:num-suffix="." style:num-format="1">
        <style:list-level-properties text:space-before="6.3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7.62cm" text:min-label-width="0.635cm"/>
      </text:list-level-style-number>
      <text:list-level-style-number text:level="8" loext:num-list-format="%8%." style:num-suffix="." style:num-format="1">
        <style:list-level-properties text:space-before="8.255cm" text:min-label-width="0.635cm"/>
      </text:list-level-style-number>
      <text:list-level-style-number text:level="9" loext:num-list-format="%9%." style:num-suffix="." style:num-format="1">
        <style:list-level-properties text:space-before="8.89cm" text:min-label-width="0.635cm"/>
      </text:list-level-style-number>
      <text:list-level-style-number text:level="10" loext:num-list-format="%10%." style:num-suffix="." style:num-format="1">
        <style:list-level-properties text:space-before="9.52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3.946cm" text:min-label-width="0.499cm"/>
      </text:list-level-style-bullet>
      <text:list-level-style-number text:level="2" loext:num-list-format="%2%." style:num-suffix="." style:num-format="1">
        <style:list-level-properties text:space-before="4.445cm" text:min-label-width="0.635cm"/>
      </text:list-level-style-number>
      <text:list-level-style-number text:level="3" loext:num-list-format="%3%." style:num-suffix="." style:num-format="1">
        <style:list-level-properties text:space-before="5.08cm" text:min-label-width="0.635cm"/>
      </text:list-level-style-number>
      <text:list-level-style-number text:level="4" loext:num-list-format="%4%." style:num-suffix="." style:num-format="1">
        <style:list-level-properties text:space-before="5.715cm" text:min-label-width="0.635cm"/>
      </text:list-level-style-number>
      <text:list-level-style-number text:level="5" loext:num-list-format="%5%." style:num-suffix="." style:num-format="1">
        <style:list-level-properties text:space-before="6.3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7.62cm" text:min-label-width="0.635cm"/>
      </text:list-level-style-number>
      <text:list-level-style-number text:level="8" loext:num-list-format="%8%." style:num-suffix="." style:num-format="1">
        <style:list-level-properties text:space-before="8.255cm" text:min-label-width="0.635cm"/>
      </text:list-level-style-number>
      <text:list-level-style-number text:level="9" loext:num-list-format="%9%." style:num-suffix="." style:num-format="1">
        <style:list-level-properties text:space-before="8.89cm" text:min-label-width="0.635cm"/>
      </text:list-level-style-number>
      <text:list-level-style-number text:level="10" loext:num-list-format="%10%." style:num-suffix="." style:num-format="1">
        <style:list-level-properties text:space-before="9.525cm" text:min-label-width="0.635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4.56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5.81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7.06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8.31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9.56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10.81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12.06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13.31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4.56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5.81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ACCOUNTING :- </text:p>
      <text:p text:style-name="P2"/>
      <text:p text:style-name="P2">Cash basis - Actual transaction – <text:span text:style-name="T2">at cash transaction time</text:span></text:p>
      <text:p text:style-name="P1">Accruded Basis – occurrence – <text:span text:style-name="T2">at the time</text:span></text:p>
      <text:p text:style-name="P1"/>
      <text:p text:style-name="P1"/>
      <text:p text:style-name="P1">Expense</text:p>
      <text:p text:style-name="P1">1- op EX (operational) <text:span text:style-name="T1">day to day</text:span></text:p>
      <text:p text:style-name="P1"><text:span text:style-name="T1">2- </text:span>Cap Ex (Capital ) <text:span text:style-name="T1">long term</text:span></text:p>
      <text:p text:style-name="P1"/>
      <text:p text:style-name="P3">Vat <text:s/>- value added tax – profit na 18%</text:p>
      <text:p text:style-name="P3"/>
      <text:p text:style-name="P3"/>
      <text:p text:style-name="P4">current assest – short term</text:p>
      <text:p text:style-name="P4">non- current – long term</text:p>
      <text:p text:style-name="P4"/>
      <text:p text:style-name="P5">equity – owners money</text:p>
      <text:p text:style-name="P5"/>
      <text:p text:style-name="P6">lut – letter of undertaking [ export file for goos export , service without paying igst] <text:span text:style-name="T3">90 day period</text:span></text:p>
      <text:p text:style-name="P5"/>
      <text:p text:style-name="P7">sz – <text:span text:style-name="T4">special economic zone </text:span><text:span text:style-name="T13">pay but refund some time<text:tab/></text:span></text:p>
      <text:p text:style-name="P7"/>
      <text:p text:style-name="P8">rc – reverse charge [ buyer direct pay tax to gov ]</text:p>
      <text:p text:style-name="P8"/>
      <text:p text:style-name="P9">tds – minus <text:span text:style-name="T6">(</text:span>tax dedaction at source<text:span text:style-name="T6">)</text:span></text:p>
      <text:p text:style-name="P9"/>
      <text:p text:style-name="P9">tcs – plus <text:span text:style-name="T6">(</text:span>tax collected at source<text:span text:style-name="T6">)</text:span></text:p>
      <text:p text:style-name="P9"/>
      <text:p text:style-name="P10">gst – group of tax (cgst &amp; sgst)</text:p>
      <text:p text:style-name="P10"/>
      <text:p text:style-name="P11">tax group – group of tax which combine multiple taxes like in gst <text:tab/><text:tab/> <text:s text:c="3"/>group sgst and cgst</text:p>
      <text:p text:style-name="P11"/>
      <text:p text:style-name="P12">tax tag – clarification on reporting time</text:p>
      <text:p text:style-name="P13"><text:soft-page-break/><text:span text:style-name="T5">Current Assets <text:s/>- </text:span>Cash, Inventory, Prepaid Expenses, Short-term Investments</text:p>
      <text:p text:style-name="P13"/>
      <text:p text:style-name="P13">Non-Current Assets – Property, Long-Term Investments, </text:p>
      <text:p text:style-name="P13"/>
      <text:p text:style-name="P13">Current Liabilities - Accounts Payable, Short-Term Loans, Unearned Revenue</text:p>
      <text:p text:style-name="P13"/>
      <text:p text:style-name="P13">Non-Current Liabilities - Long-Term Loans, Bonds Payable</text:p>
      <text:p text:style-name="P13"/>
      <text:p text:style-name="P14">Sales Tax: Collected at the point of sale and typically set by individual states and sometimes local governments. Sales tax varies from state to state (e.g., California has a higher rate than some other states).</text:p>
      <text:p text:style-name="Text_20_body"> </text:p>
      <text:p text:style-name="P18">VAT (Value-Added Tax): Used in many countries worldwide, this is a consumption tax applied at each stage of production and distribution. The end consumer ultimately bears the cost.</text:p>
      <text:p text:style-name="P18"> </text:p>
      <text:p text:style-name="P18">If you're dealing with international trade or business and need to handle VAT for other countries, the U.S. has certain import/export rules that might involve VAT when doing business abroad.</text:p>
      <text:p text:style-name="P13"/>
      <text:p text:style-name="P15">Nill rated – gst apply but 0% - vegetables etc.</text:p>
      <text:p text:style-name="P16">Exemted – alcohol, petrol <text:span text:style-name="T14">not gst but other tax like vat</text:span></text:p>
      <text:p text:style-name="P17">zero rated – lut , se<text:span text:style-name="T15">z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9">CRM:</text:p>
      <text:p text:style-name="P19"/>
      <text:p text:style-name="P25">customer relationship management</text:p>
      <text:p text:style-name="P25"/>
      <text:p text:style-name="P25"/>
      <text:p text:style-name="P66"><text:span text:style-name="T12">Cash Ledger :- </text:span><text:span text:style-name="T16">You put real money here (through challan).</text:span></text:p>
      <text:list xml:id="list2827526958" text:style-name="L1">
        <text:list-item>
          <text:p text:style-name="P98">This money is used to pay tax, late fees, penalties, etc.</text:p>
        </text:list-item>
      </text:list>
      <text:p text:style-name="P26"/>
      <text:p text:style-name="Text_20_body"><text:span text:style-name="T7">Credit Ledger :- </text:span><text:span text:style-name="T16">When you buy something and pay GST, you get credit (<text:tab/><text:tab/><text:tab/><text:tab/><text:tab/>ITC).</text:span></text:p>
      <text:list xml:id="list473231897" text:style-name="L2">
        <text:list-item>
          <text:p text:style-name="P99">This credit is stored here.</text:p>
        </text:list-item>
      </text:list>
      <text:p text:style-name="P18"/>
      <text:p text:style-name="Text_20_body"><text:span text:style-name="T7">GST Utilisation :- </text:span><text:span text:style-name="T17">Think of it like </text:span><text:span text:style-name="Strong_20_Emphasis"><text:span text:style-name="T17">using free balance first, then your own <text:tab/><text:tab/><text:tab/><text:tab/><text:tab/>money</text:span></text:span><text:span text:style-name="T17">:</text:span></text:p>
      <text:list xml:id="list4173229294" text:style-name="L3">
        <text:list-item>
          <text:p text:style-name="P100"><text:span text:style-name="T17">First use </text:span><text:span text:style-name="Strong_20_Emphasis"><text:span text:style-name="T17">ITC (Credit Ledger)</text:span></text:span><text:span text:style-name="T17"> as much as possible.</text:span></text:p>
        </text:list-item>
        <text:list-item>
          <text:p text:style-name="P100"><text:span text:style-name="T17">If tax is still pending, then pay using </text:span><text:span text:style-name="Strong_20_Emphasis"><text:span text:style-name="T17">Cash Ledger</text:span></text:span><text:span text:style-name="T17">.</text:span></text:p>
        </text:list-item>
      </text:list>
      <text:p text:style-name="P67"/>
      <text:p text:style-name="P20">SALES :</text:p>
      <text:p text:style-name="P45"/>
      <text:p text:style-name="P27"><text:span text:style-name="T33">Quatation</text:span> – payment term, delivry term, shipping method – buy <text:tab/><text:tab/> <text:s text:c="3"/>air, road</text:p>
      <text:p text:style-name="P27"/>
      <text:p text:style-name="P64">sales workflow -</text:p>
      <text:p text:style-name="P27"/>
      <text:p text:style-name="P27">1) send quation</text:p>
      <text:p text:style-name="P27">2) confirm quation</text:p>
      <text:p text:style-name="P28">3) sale order</text:p>
      <text:p text:style-name="P28">4) delivry – return – credit note</text:p>
      <text:p text:style-name="P28">5) invoice</text:p>
      <text:p text:style-name="P28">6) payment</text:p>
      <text:p text:style-name="P27"><text:soft-page-break/></text:p>
      <text:p text:style-name="P29"><text:span text:style-name="T33">blanket order </text:span>– contract of buying <text:span text:style-name="T21">items </text:span><text:span text:style-name="T31">frequently </text:span><text:span text:style-name="T21">like </text:span>cement, fix quantity and price, duration</text:p>
      <text:p text:style-name="P29"/>
      <text:p text:style-name="P28">1) contract of sale</text:p>
      <text:p text:style-name="P29">2) </text:p>
      <text:p text:style-name="P28"/>
      <text:p text:style-name="P30"><text:span text:style-name="T33">section</text:span> – partion of i<text:span text:style-name="T31">n</text:span>voice like test 1, test 2</text:p>
      <text:p text:style-name="P31"><text:span text:style-name="T33">catelog</text:span> – easy purchase open product list and add </text:p>
      <text:p text:style-name="P32"><text:span text:style-name="T33">note</text:span><text:span text:style-name="T32"> </text:span>– add information</text:p>
      <text:p text:style-name="P32"/>
      <text:p text:style-name="P33"><text:span text:style-name="T33">header &amp; f</text:span><text:span text:style-name="T34">u</text:span><text:span text:style-name="T33">tter</text:span> -quote builder section <text:span text:style-name="T18">(add addition page in invoice)</text:span></text:p>
      <text:p text:style-name="P33"/>
      <text:p text:style-name="P34"><text:span text:style-name="T35">quatation template</text:span><text:span text:style-name="T19"> – one quation for multiple time </text:span><text:span text:style-name="T20">(preset)</text:span></text:p>
      <text:p text:style-name="P34"/>
      <text:p text:style-name="P35"><text:span text:style-name="T33">optional product</text:span> – add product like items purchase <text:span text:style-name="T22">add at invoce and add items client</text:span></text:p>
      <text:p text:style-name="P35"/>
      <text:p text:style-name="P36"><text:span text:style-name="T33">varient grid entry</text:span> – easy to add product <text:span text:style-name="T23">in cart </text:span>like varient</text:p>
      <text:p text:style-name="P36"/>
      <text:p text:style-name="P37"><text:span text:style-name="T33">price list</text:span> – extra price at varient</text:p>
      <text:p text:style-name="P37"/>
      <text:p text:style-name="P65">price type :-</text:p>
      <text:p text:style-name="P38"><text:span text:style-name="T33">fixed</text:span> – no change</text:p>
      <text:p text:style-name="P38"><text:span text:style-name="T33">discont</text:span> – less amount of mrp</text:p>
      <text:p text:style-name="P38"><text:span text:style-name="T33">formula</text:span> – <text:span text:style-name="T24">cost/sales price user defined discount </text:span><text:span text:style-name="T25">(direct mrp less)</text:span></text:p>
      <text:p text:style-name="P38"/>
      <text:p text:style-name="P39"><text:span text:style-name="T36">task</text:span><text:span text:style-name="T26"> - </text:span>what is automatic invoice check</text:p>
      <text:p text:style-name="P39"/>
      <text:p text:style-name="P40"><text:span text:style-name="T33">warning</text:span> – give warning ,,, <text:span text:style-name="T33">blocking</text:span> – block cut with msg</text:p>
      <text:p text:style-name="P40"/>
      <text:p text:style-name="P41"><text:span text:style-name="T37">order </text:span><text:span text:style-name="T38">status</text:span><text:span text:style-name="T27"> – in-sent-sales order-cancel </text:span></text:p>
      <text:p text:style-name="P41"><text:span text:style-name="T38">invoice </text:span><text:span text:style-name="T39">status</text:span><text:span text:style-name="T40"> </text:span><text:span text:style-name="T27">– </text:span><text:span text:style-name="T28">nothing – to invoice-fully invoice-opportunity</text:span><text:span text:style-name="T27"> </text:span><text:span text:style-name="T38">delivery <text:s/></text:span><text:span text:style-name="T39">status</text:span><text:span text:style-name="T27">– </text:span><text:span text:style-name="T28">not delivered-started-partially del-fully del.</text:span><text:span text:style-name="T27">, </text:span></text:p>
      <text:p text:style-name="P34"><text:soft-page-break/><text:s/></text:p>
      <text:p text:style-name="P42"><text:span text:style-name="T33">invoice status</text:span> = draft-posted-cancel</text:p>
      <text:p text:style-name="P42"><text:span text:style-name="T33">payment status</text:span> = <text:span text:style-name="T29">not paid-in pay-paid-partially-reversed-block- <text:s text:c="8"/><text:tab/><text:tab/><text:tab/> <text:s text:c="3"/>draft-cancel</text:span></text:p>
      <text:p text:style-name="P42"/>
      <text:p text:style-name="P43">task – on hand and forecast how get values, <text:span text:style-name="T30">what is use of <text:tab/><text:tab/> <text:tab/> <text:s text:c="2"/>payment terms</text:span></text:p>
      <text:p text:style-name="P43"/>
      <text:p text:style-name="P46"><text:s/></text:p>
      <text:p text:style-name="P44">Forecasted Quantity = On Hand + Incoming – Outgoing</text:p>
      <text:p text:style-name="P44">Odoo, <text:span text:style-name="Strong_20_Emphasis">Forecast</text:span> shows the <text:span text:style-name="Emphasis">future stock availability</text:span> of a product.</text:p>
      <text:p text:style-name="P44"/>
      <text:p text:style-name="P21">Purchase :-</text:p>
      <text:p text:style-name="P21"/>
      <text:p text:style-name="P47">blanket – bulk order</text:p>
      <text:p text:style-name="P47">agreement -</text:p>
      <text:p text:style-name="P47"/>
      <text:p text:style-name="P48">dropship</text:p>
      <text:p text:style-name="P48"/>
      <text:p text:style-name="P48">inventry – routes -&gt; select dropship</text:p>
      <text:p text:style-name="P48">purchase – vendor select/price/quantity</text:p>
      <text:p text:style-name="P48"/>
      <text:p text:style-name="P48"/>
      <text:p text:style-name="P48"/>
      <text:p text:style-name="P22">DROPSHIPING STEPS :-</text:p>
      <text:p text:style-name="P49"/>
      <text:p text:style-name="P81">S2 = inventory – config – setting – enable dropshiping</text:p>
      <text:p text:style-name="P50"/>
      <text:p text:style-name="P22"><text:span text:style-name="T42">S2 = </text:span><text:span text:style-name="T41">product – purchase [add vendor] – invetory [routes – <text:tab/>uncheck buy and select dropship] </text:span></text:p>
      <text:p text:style-name="P49"/>
      <text:p text:style-name="P51">S3 = new sales order – add that product – confirm – create invoice <text:s/><text:tab/>- confirm – pay </text:p>
      <text:p text:style-name="P51"/>
      <text:p text:style-name="P51"><text:soft-page-break/>S4 = purchase order – validate – create bill [if error – click dropship – add quantity - validate] </text:p>
      <text:p text:style-name="P51"/>
      <text:p text:style-name="P51">S5 = check movement of product like virtual location to customer</text:p>
      <text:p text:style-name="P51"><text:tab/>no stock or warehose involved</text:p>
      <text:p text:style-name="P51"/>
      <text:p text:style-name="P52">Congratulation Task Perform Successfully</text:p>
      <text:p text:style-name="P49"/>
      <text:p text:style-name="P49"/>
      <text:p text:style-name="P53">FLOW :- </text:p>
      <text:list xml:id="list61579464" text:style-name="L8">
        <text:list-item>
          <text:p text:style-name="P104"><text:span text:style-name="Strong_20_Emphasis">RFQ</text:span> → Ask price from vendor.</text:p>
        </text:list-item>
        <text:list-item>
          <text:p text:style-name="P105"><text:span text:style-name="Strong_20_Emphasis"><text:span text:style-name="T7">PO</text:span></text:span><text:span text:style-name="T7"> → Confirm order.</text:span></text:p>
        </text:list-item>
        <text:list-item>
          <text:p text:style-name="P105"><text:span text:style-name="Strong_20_Emphasis"><text:span text:style-name="T7">GRN</text:span></text:span><text:span text:style-name="T7"> → Receive goods. <text:s/>- </text:span><text:span text:style-name="T8">vendor return -debit note</text:span></text:p>
        </text:list-item>
        <text:list-item>
          <text:p text:style-name="P105"><text:span text:style-name="Strong_20_Emphasis"><text:span text:style-name="T7">Vendor Bill</text:span></text:span><text:span text:style-name="T7"> → Record invoice.</text:span></text:p>
        </text:list-item>
        <text:list-item>
          <text:p text:style-name="P105"><text:span text:style-name="Strong_20_Emphasis"><text:span text:style-name="T7">Payment</text:span></text:span><text:span text:style-name="T7"> → Pay vendor.</text:span></text:p>
        </text:list-item>
      </text:list>
      <text:p text:style-name="P18"/>
      <text:p text:style-name="Text_20_body"><text:span text:style-name="Strong_20_Emphasis"><text:span text:style-name="T7">Purchase Agreement</text:span></text:span><text:span text:style-name="T7"> (Blanket order / Tender).</text:span></text:p>
      <text:p text:style-name="P102">Lock – lock after confirm order</text:p>
      <text:p text:style-name="P102"/>
      <text:p text:style-name="P103">INVENTORY :-</text:p>
      <text:p text:style-name="P53"/>
      <text:p text:style-name="P69">Manufacturing supply chain</text:p>
      <text:p text:style-name="P68"><text:span text:style-name="T7">Manufacturer </text:span><text:span text:style-name="T11">(Factory)</text:span><text:span text:style-name="T7"> =&gt; Distributor </text:span><text:span text:style-name="T9">(region)</text:span><text:span text:style-name="T7">=&gt; Dealer </text:span><text:span text:style-name="T9">(Area)</text:span><text:span text:style-name="T7">=&gt; Retailer </text:span><text:span text:style-name="T10">(street or road)</text:span><text:span text:style-name="T7"> -&gt; Consumer</text:span>.</text:p>
      <text:p text:style-name="P22"/>
      <text:p text:style-name="P72">waiting – no stock</text:p>
      <text:p text:style-name="P73">late – avialable but not delivered</text:p>
      <text:p text:style-name="P22"/>
      <text:p text:style-name="P22"><text:soft-page-break/></text:p>
      <text:p text:style-name="P22"/>
      <text:p text:style-name="P75"><text:span text:style-name="T48">1. Receipt – </text:span><text:span text:style-name="T7">Goods coming </text:span><text:span text:style-name="Strong_20_Emphasis"><text:span text:style-name="T7">into your warehouse</text:span></text:span><text:span text:style-name="T7"> (from Vendor).</text:span></text:p>
      <text:p text:style-name="P74"><text:span text:style-name="T49">2. Delivery - <text:s/></text:span><text:span text:style-name="T7">Goods going </text:span><text:span text:style-name="Strong_20_Emphasis"><text:span text:style-name="T7">out of your warehouse</text:span></text:span><text:span text:style-name="T7"> (to Customer).</text:span></text:p>
      <text:p text:style-name="P74"><text:span text:style-name="T49">3. Internal Transfer – </text:span><text:span text:style-name="T7">Goods moving </text:span><text:span text:style-name="Strong_20_Emphasis"><text:span text:style-name="T7">within your company <text:tab/><text:tab/><text:tab/><text:tab/><text:tab/><text:tab/>locations</text:span></text:span></text:p>
      <text:p text:style-name="P70"/>
      <text:p text:style-name="P71"/>
      <text:p text:style-name="P23">service – no movement</text:p>
      <text:p text:style-name="P23"/>
      <text:p text:style-name="P23">cosumable – movement but not show in stock (uncheck inventory)</text:p>
      <text:p text:style-name="P23"/>
      <text:p text:style-name="P54">fifo – not show valuation because direct recieve</text:p>
      <text:p text:style-name="P54"/>
      <text:p text:style-name="P55">picking – know location for transfer <text:span text:style-name="T43">from/to</text:span></text:p>
      <text:p text:style-name="P56">move analysys – know product</text:p>
      <text:p text:style-name="P56">move history – know serial or lot no </text:p>
      <text:p text:style-name="P56"/>
      <text:p text:style-name="P57">phiscal inventory – audit, </text:p>
      <text:p text:style-name="P58">scrap = damage</text:p>
      <text:p text:style-name="P59">adjustment = <text:span text:style-name="T44">missing and mising found</text:span></text:p>
      <text:p text:style-name="P59"/>
      <text:p text:style-name="P59"><text:s/><text:span text:style-name="T45">multi step routes </text:span><text:span text:style-name="T47">(warehouse)</text:span><text:span text:style-name="T45"> – incoming / outgoing </text:span><text:span text:style-name="T46">stepwise like recieve, qt chech etc... <text:s/></text:span></text:p>
      <text:p text:style-name="P59"/>
      <text:p text:style-name="P24">land of cost :- mul kimat + kharajat (kharcho)</text:p>
      <text:p text:style-name="P24"/>
      <text:p text:style-name="P61">for apply kharcho use service product</text:p>
      <text:p text:style-name="P62">product – purchase – on landaded cost <text:s/></text:p>
      <text:p text:style-name="P63"/>
      <text:p text:style-name="P60"/>
      <text:p text:style-name="Standard"><text:soft-page-break/></text:p>
      <text:p text:style-name="P77">INVENTORY FLOW :-</text:p>
      <text:p text:style-name="P82"/>
      <text:p text:style-name="P82">warehouse = create order </text:p>
      <text:p text:style-name="P82">Supplier = get order – sale order processing – invoice – payment - <text:tab/><text:tab/><text:tab/>delivry – <text:span text:style-name="T50">recieve - </text:span>store – inventory</text:p>
      <text:p text:style-name="P82"/>
      <text:p text:style-name="P83">customer = create order – invoice – payment – delivry – order <text:tab/><text:tab/> <text:s text:c="10"/>recieve</text:p>
      <text:p text:style-name="P83"/>
      <text:p text:style-name="P78"/>
      <text:p text:style-name="P78"/>
      <text:p text:style-name="P79">Putway rules ;- </text:p>
      <text:p text:style-name="P79"/>
      <text:p text:style-name="P84">product wise stor<text:span text:style-name="T51">ing</text:span> rules like product1 store flor1</text:p>
      <text:p text:style-name="P84"/>
      <text:p text:style-name="P85">routes <text:span text:style-name="T53">= </text:span>one warehouse to other ,child to parent, one-two-three <text:tab/> <text:s text:c="7"/><text:tab/> <text:s text:c="6"/>steps / <text:span text:style-name="T52">warehouse level declare/ complax rules define</text:span></text:p>
      <text:p text:style-name="P85"/>
      <text:p text:style-name="P80">MANUFACTURE :-</text:p>
      <text:p text:style-name="P80"/>
      <text:p text:style-name="P86">create a finished product using raw material</text:p>
      <text:p text:style-name="P86"/>
      <text:p text:style-name="P87">resource planing</text:p>
      <text:p text:style-name="P87">production</text:p>
      <text:p text:style-name="P87">cost control</text:p>
      <text:p text:style-name="P87">stock movement</text:p>
      <text:p text:style-name="P87"/>
      <text:p text:style-name="P89">Process :- </text:p>
      <text:p text:style-name="P88"/>
      <text:p text:style-name="P88">assembly </text:p>
      <text:p text:style-name="P88">machining</text:p>
      <text:p text:style-name="P88">fabrication</text:p>
      <text:p text:style-name="P88"/>
      <text:p text:style-name="P88"/>
      <text:p text:style-name="P97"><text:soft-page-break/>Types of Manufacturing Processes :-</text:p>
      <text:p text:style-name="P90"/>
      <text:p text:style-name="P90">a. Job Production: - <text:span text:style-name="T54">using racipie to create fix product unit </text:span><text:span text:style-name="T55">(individiual items ex pc)</text:span></text:p>
      <text:p text:style-name="P90"/>
      <text:p text:style-name="P90">b. Batch Production: <text:span text:style-name="T56">more quantity to job (bakery items)</text:span></text:p>
      <text:p text:style-name="P90"/>
      <text:p text:style-name="P90">c. Mass Production: <text:span text:style-name="T56">large scale (automobiles)</text:span></text:p>
      <text:p text:style-name="P90"/>
      <text:p text:style-name="P90">d. Continuous Production: <text:span text:style-name="T56">never stop production (iron processing plant, ceramic)</text:span></text:p>
      <text:p text:style-name="P90"/>
      <text:p text:style-name="P90"/>
      <text:p text:style-name="P91">steps :- </text:p>
      <text:p text:style-name="P91">sales – untick <text:span text:style-name="T57">when raw matireal</text:span></text:p>
      <text:p text:style-name="P91">route – manufacture</text:p>
      <text:p text:style-name="P92">product – bom – qty – product add – bom overview </text:p>
      <text:p text:style-name="P92"/>
      <text:p text:style-name="P93">types – kit [not finished product]</text:p>
      <text:p text:style-name="P93"/>
      <text:p text:style-name="P94">manufacture method :-</text:p>
      <text:p text:style-name="P94"/>
      <text:p text:style-name="P94">1) make to stock</text:p>
      <text:p text:style-name="P94">2) make to order</text:p>
      <text:p text:style-name="P94"/>
      <text:p text:style-name="P95">replishment – when stock negative auto create a order</text:p>
      <text:p text:style-name="P95"/>
      <text:p text:style-name="P96">unbuild order = opposite of manuf. Order [finished to raw met.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10:08:41.809861990</meta:creation-date>
    <dc:date>2025-09-04T12:56:28.812794542</dc:date>
    <meta:editing-duration>PT14H21M5S</meta:editing-duration>
    <meta:editing-cycles>123</meta:editing-cycles>
    <meta:generator>LibreOffice/7.3.7.2$Linux_X86_64 LibreOffice_project/30$Build-2</meta:generator>
    <meta:document-statistic meta:table-count="0" meta:image-count="0" meta:object-count="0" meta:page-count="9" meta:paragraph-count="149" meta:word-count="1024" meta:character-count="6574" meta:non-whitespace-character-count="5495"/>
  </office:meta>
</office:document-meta>
</file>